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Standard" style:font-family-generic="roman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2_20_Dots_20_3_20_Dashes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measure" style:list-style-name="L1">
      <style:graphic-properties draw:textarea-vertical-align="middle" draw:line-distance="0.6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FreeSans" fo:font-size="1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style:font-name="FreeSans" fo:font-size="15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size="1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font-name="FreeSans" fo:font-size="15pt" style:font-size-asian="24pt" style:font-size-complex="24pt"/>
    </style:style>
    <style:style style:name="T3" style:family="text">
      <style:text-properties style:text-position="sub 58%" style:font-name="FreeSans" fo:font-size="15pt" style:font-size-asian="24pt" style:font-size-complex="24pt"/>
    </style:style>
    <style:style style:name="T4" style:family="text">
      <style:text-properties style:text-position="0% 100%" fo:font-size="15pt" style:font-size-asian="24pt" style:font-size-complex="24pt"/>
    </style:style>
    <style:style style:name="T5" style:family="text">
      <style:text-properties style:text-position="sub 58%" fo:font-size="15pt" style:font-size-asian="24pt" style:font-size-complex="24pt"/>
    </style:style>
    <style:style style:name="T6" style:family="text">
      <style:text-properties fo:font-size="15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26cm" svg:height="1.725cm" svg:x="11.38cm" svg:y="9.5cm">
          <text:p text:style-name="P1">pr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2cm" svg:y1="5.4cm" svg:x2="2.3cm" svg:y2="17.6cm">
          <text:p/>
        </draw:line>
        <draw:line draw:style-name="gr2" draw:text-style-name="P1" draw:layer="layout" svg:x1="13.2cm" svg:y1="5.4cm" svg:x2="21.2cm" svg:y2="17.5cm">
          <text:p/>
        </draw:line>
        <draw:line draw:style-name="gr3" draw:text-style-name="P1" draw:layer="layout" svg:x1="13.2cm" svg:y1="5.4cm" svg:x2="12.2cm" svg:y2="9.5cm">
          <text:p/>
        </draw:line>
        <draw:line draw:style-name="gr2" draw:text-style-name="P1" draw:layer="layout" svg:x1="11.9cm" svg:y1="11.2cm" svg:x2="6.4cm" svg:y2="17.7cm">
          <text:p/>
        </draw:line>
        <draw:line draw:style-name="gr2" draw:text-style-name="P1" draw:layer="layout" svg:x1="12.6cm" svg:y1="11cm" svg:x2="16.4cm" svg:y2="18.2cm">
          <text:p/>
        </draw:line>
        <draw:line draw:style-name="gr4" draw:text-style-name="P1" draw:layer="layout" svg:x1="12.4cm" svg:y1="11.2cm" svg:x2="12.8cm" svg:y2="12.7cm">
          <text:p/>
        </draw:line>
        <draw:custom-shape draw:style-name="gr5" draw:text-style-name="P1" draw:layer="layout" svg:width="1.726cm" svg:height="1.725cm" svg:x="11.674cm" svg:y="12.6cm">
          <text:p text:style-name="P1">s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6" draw:text-style-name="P3" draw:layer="measurelines" svg:x1="14.5cm" svg:y1="10.5cm" svg:x2="14.5cm" svg:y2="13.7cm">
          <text:p text:style-name="P2"><text:span text:style-name="T2">l</text:span><text:span text:style-name="T3">i</text:span><text:span text:style-name="T2">'</text:span></text:p>
        </draw:measure>
        <draw:measure draw:style-name="gr6" draw:text-style-name="P1" draw:layer="measurelines" svg:x1="17.176cm" svg:y1="5.275cm" svg:x2="17.176cm" svg:y2="10.473cm">
          <text:p text:style-name="P4">l</text:p>
        </draw:measure>
        <draw:frame draw:style-name="gr7" draw:layer="layout" svg:width="0.1cm" svg:height="0.958cm" svg:x="13.5cm" svg:y="4.9cm">
          <draw:text-box>
            <text:p>T</text:p>
          </draw:text-box>
        </draw:frame>
        <draw:frame draw:style-name="gr8" draw:layer="layout" svg:width="1.006cm" svg:height="0.958cm" svg:x="10.1cm" svg:y="10.7cm">
          <draw:text-box>
            <text:p>T'</text:p>
          </draw:text-box>
        </draw:frame>
        <draw:line draw:style-name="gr9" draw:text-style-name="P1" draw:layer="layout" svg:x1="14.7cm" svg:y1="10.5cm" svg:x2="23.2cm" svg:y2="10.5cm">
          <text:p/>
        </draw:line>
        <draw:measure draw:style-name="gr10" draw:text-style-name="P5" draw:layer="measurelines" svg:x1="21.5cm" svg:y1="13.8cm" svg:x2="21.5cm" svg:y2="5.3cm">
          <text:p text:style-name="P5"><text:span text:style-name="T4">l</text:span><text:span text:style-name="T5">i </text:span><text:span text:style-name="T6">= l + l</text:span><text:span text:style-name="T5">i</text:span><text:span text:style-name="T6">'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Standard" style:font-family-generic="roman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1-07T23:48:17</meta:creation-date>
    <dc:date>2013-08-23T14:55:40.191735884</dc:date>
    <dc:creator>Stefan Hildebrand</dc:creator>
    <meta:editing-duration>PT45S</meta:editing-duration>
    <meta:editing-cycles>4</meta:editing-cycles>
    <meta:generator>LibreOffice/4.1.0.4$Linux_X86_64 LibreOffice_project/410m0$Build-4</meta:generator>
    <meta:document-statistic meta:object-count="14"/>
  </office:meta>
</office:document-meta>
</file>